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a367" officeooo:paragraph-rsid="0012a367"/>
    </style:style>
    <style:style style:name="P2" style:family="paragraph" style:parent-style-name="Standard">
      <style:text-properties officeooo:paragraph-rsid="0012a367"/>
    </style:style>
    <style:style style:name="P3" style:family="paragraph" style:parent-style-name="Standard">
      <style:text-properties officeooo:rsid="0002187f" officeooo:paragraph-rsid="0012a367"/>
    </style:style>
    <style:style style:name="P4" style:family="paragraph" style:parent-style-name="Standard">
      <style:text-properties fo:color="#333333" fo:font-size="9.60000038146973pt" officeooo:rsid="0002aea7" officeooo:paragraph-rsid="0012a367"/>
    </style:style>
    <style:style style:name="P5" style:family="paragraph" style:parent-style-name="Standard">
      <style:text-properties fo:color="#333333" fo:font-size="9.60000038146973pt" officeooo:rsid="00054540" officeooo:paragraph-rsid="0012a367"/>
    </style:style>
    <style:style style:name="P6" style:family="paragraph" style:parent-style-name="Standard">
      <style:text-properties fo:color="#333333" fo:font-size="9.60000038146973pt" officeooo:rsid="00032019" officeooo:paragraph-rsid="0012a367"/>
    </style:style>
    <style:style style:name="P7" style:family="paragraph" style:parent-style-name="Standard">
      <style:text-properties officeooo:rsid="00054540" officeooo:paragraph-rsid="0012a367"/>
    </style:style>
    <style:style style:name="P8" style:family="paragraph" style:parent-style-name="Standard">
      <style:text-properties fo:color="#333333" fo:font-size="9.60000038146973pt" officeooo:rsid="0003d362" officeooo:paragraph-rsid="0012a367"/>
    </style:style>
    <style:style style:name="T1" style:family="text">
      <style:text-properties fo:color="#333333"/>
    </style:style>
    <style:style style:name="T2" style:family="text">
      <style:text-properties fo:color="#333333" fo:font-size="9.60000038146973pt"/>
    </style:style>
    <style:style style:name="T3" style:family="text">
      <style:text-properties fo:color="#333333" fo:font-size="9.60000038146973pt" officeooo:rsid="0003d362"/>
    </style:style>
    <style:style style:name="T4" style:family="text">
      <style:text-properties fo:color="#333333" fo:font-size="9.60000038146973pt" fo:font-weight="bold"/>
    </style:style>
    <style:style style:name="T5" style:family="text">
      <style:text-properties fo:color="#333333" fo:font-size="9.60000038146973pt" fo:font-weight="bold" officeooo:rsid="0003d362"/>
    </style:style>
    <style:style style:name="T6" style:family="text">
      <style:text-properties fo:color="#333333" fo:font-size="9.60000038146973pt" fo:font-weight="bold" officeooo:rsid="0002aea7"/>
    </style:style>
    <style:style style:name="T7" style:family="text">
      <style:text-properties fo:color="#333333" fo:font-size="9.60000038146973pt" fo:font-weight="bold" officeooo:rsid="00032019"/>
    </style:style>
    <style:style style:name="T8" style:family="text">
      <style:text-properties fo:color="#333333" fo:font-size="9.60000038146973pt" officeooo:rsid="0002187f"/>
    </style:style>
    <style:style style:name="T9" style:family="text">
      <style:text-properties fo:color="#333333" fo:font-size="9.60000038146973pt" officeooo:rsid="0002aea7"/>
    </style:style>
    <style:style style:name="T10" style:family="text">
      <style:text-properties fo:color="#333333" fo:font-size="9.60000038146973pt" officeooo:rsid="00032019"/>
    </style:style>
    <style:style style:name="T11" style:family="text">
      <style:text-properties officeooo:rsid="00032019"/>
    </style:style>
    <style:style style:name="T1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èle logique</text:p>
      <text:p text:style-name="P3"/>
      <text:p text:style-name="P3"/>
      <text:p text:style-name="P2"><text:span text:style-name="T10">Auteur (</text:span><text:span text:style-name="T7">code auteur INT,</text:span><text:span text:style-name="T10"> nom, prénom) </text:span></text:p>
      <text:p text:style-name="P6"/>
      <text:p text:style-name="P1"><text:span text:style-name="T2">Genre </text:span><text:span text:style-name="T3">(</text:span><text:span text:style-name="T5">code genre INT,</text:span><text:span text:style-name="T3"> type) </text:span></text:p>
      <text:p text:style-name="P8"/>
      <text:p text:style-name="P2"><text:span text:style-name="T8">Livre </text:span><text:span text:style-name="T9">(</text:span><text:span text:style-name="T4">- Code catalogue INT</text:span><text:span text:style-name="T1"> </text:span><text:span text:style-name="T2">- Titre - État de réservation - Exemplaire code rayon , Genre code, <text:s/>Auteur, Mots clé </text:span><text:span text:style-name="T9">)</text:span></text:p>
      <text:p text:style-name="P4"/>
      <text:p text:style-name="P7"><text:span text:style-name="T9">#</text:span><text:span text:style-name="T2">id_auteur référence </text:span></text:p>
      <text:p text:style-name="P5">#id_mots_clés référence #idmots_clés (mots clés)</text:p>
      <text:p text:style-name="P5"/>
      <text:p text:style-name="P2"><text:span text:style-name="T9">Abonné </text:span><text:span text:style-name="T10">(</text:span><text:span text:style-name="T6">Matricule INT, </text:span><text:span text:style-name="T9">nom, prénom ,adresse, téléphone, date de naissance, catégorie d'âge, <text:s/>professionnel, date d'emprunt</text:span><text:span text:style-name="T10">)</text:span><text:span text:style-name="T9"> </text:span></text:p>
      <text:p text:style-name="P6"/>
      <text:p text:style-name="P2"><text:span text:style-name="T10">Date (</text:span><text:span text:style-name="T4">date emprunt INT,</text:span><text:span text:style-name="T1"> </text:span><text:span text:style-name="T2">date disponible, date retour</text:span><text:span text:style-name="T10">)</text:span></text:p>
      <text:p text:style-name="P6"/>
      <text:p text:style-name="P5">mots-clé <text:span text:style-name="T11">(</text:span><text:span text:style-name="T12">mots clé INT, </text:span>titre, éditeur, auteur, genre<text:span text:style-name="T11">)</text:span></text:p>
      <text:p text:style-name="P4"/>
      <text:p text:style-name="P2"><text:span text:style-name="T9">Exemplaire (</text:span><text:span text:style-name="T6">Code rayon INT</text:span><text:span text:style-name="T9"> titre, code éditeur, code usure, date achat, disponibilité, abonne matricule )</text:span></text:p>
      <text:p text:style-name="P4"/>
      <text:p text:style-name="P7"><text:span text:style-name="T9">#</text:span><text:span text:style-name="T2">id_editeur référence #id_editeur (éditeur)</text:span></text:p>
      <text:p text:style-name="P5">#id_rayon référence #id_rayon (rayon)</text:p>
      <text:p text:style-name="P4"/>
      <text:p text:style-name="P2"><text:span text:style-name="T9">Éditeur (</text:span><text:span text:style-name="T4">code editeur INT,</text:span><text:span text:style-name="T1"> </text:span><text:span text:style-name="T2">nom </text:span><text:span text:style-name="T9">)</text:span></text:p>
      <text:p text:style-name="P6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5T19:36:32.031000000</meta:creation-date>
    <dc:date>2021-02-01T16:08:14.614000000</dc:date>
    <meta:editing-duration>PT17M27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13" meta:word-count="102" meta:character-count="713" meta:non-whitespace-character-count="618"/>
  </office:meta>
</office:document-meta>
</file>